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1" style:family="paragraph"/>
  </office:automatic-styles>
  <office:body>
    <office:text text:use-soft-page-breaks="true">
      <text:p text:style-name="P1">Introduction</text:p>
      <text:p text:style-name="P2"/>
      <text:p text:style-name="Normal">I really enjoy<text:s/>Mythology<text:s/>and the stories that are created from them. From Norse and Greek all the way to Egyptian, there are so many brilliant stories which talk of unknown lands and creatures unfathomable to most. After reading<text:s/>a<text:s/>lot of<text:s/>these<text:s/>stories, I<text:s/>have decided that I<text:s/>would like to make a hypertext fiction game exploring the<text:s/>stories of different mythologies split into multiple pages that are branched together using hyperlinks. There will be 3-4 stories from Norse, Greek, Egyptian<text:s/>and<text:s/>Hindu<text:s/>mythologies,<text:s/>and others from ancient Chinese folklore etc.<text:s/>With this explorative game, I shall be using the Agile methodology of the Software Development Life Cycle (SDLC) because it will be easier down the line to implement one set of stories at a time than to try and write and code in everything all at once before realising that none of it works.</text:p>
      <text:p text:style-name="Normal"/>
      <text:p text:style-name="Normal">01/11/2023</text:p>
      <text:list text:style-name="LFO1" text:continue-numbering="true">
        <text:list-item>
          <text:p text:style-name="P3">Make user stories</text:p>
        </text:list-item>
        <text:list-item>
          <text:p text:style-name="P4">Vision of project</text:p>
        </text:list-item>
        <text:list-item>
          <text:p text:style-name="P5">Write a basic html story to begin with</text:p>
        </text:list-item>
        <text:list-item>
          <text:p text:style-name="P6">Html is a current blocker</text:p>
        </text:list-item>
        <text:list-item>
          <text:p text:style-name="P7">Mozilla html is a good learning software</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ikey hooper</meta:initial-creator>
    <dc:creator>mikey hooper</dc:creator>
    <meta:creation-date>2023-10-25T08:51:00Z</meta:creation-date>
    <dc:date>2023-12-07T12:16:00Z</dc:date>
    <meta:template xlink:href="Normal" xlink:type="simple"/>
    <meta:editing-cycles>1</meta:editing-cycles>
    <meta:editing-duration>PT606360S</meta:editing-duration>
    <meta:document-statistic meta:page-count="1" meta:paragraph-count="2" meta:word-count="152" meta:character-count="1018" meta:row-count="7" meta:non-whitespace-character-count="868"/>
  </office:meta>
</office:document-meta>
</file>